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90000008C0A9F6C1ABB39DE11.jpg" manifest:media-type="image/jpeg"/>
  <manifest:file-entry manifest:full-path="Pictures/1000020100000200000002008FE7F525707492AE.png" manifest:media-type="image/png"/>
  <manifest:file-entry manifest:full-path="Pictures/100000000000115B00000D433A9F8CC6AF3EFD09.jpg" manifest:media-type="image/jpeg"/>
  <manifest:file-entry manifest:full-path="Pictures/10000000000002D0000003C093C4E3EC10F5E862.jpg" manifest:media-type="image/jpeg"/>
  <manifest:file-entry manifest:full-path="Pictures/10000000000001F400000167559504087AB03721.jpg" manifest:media-type="image/jpeg"/>
  <manifest:file-entry manifest:full-path="Pictures/100000000000097E00000D380225B1DE16921B3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V Boli" svg:font-family="'MV Bol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9c765" draw:fill-color="#579835" draw:textarea-horizontal-align="justify" draw:textarea-vertical-align="middle" draw:auto-grow-height="false" fo:min-height="2.35cm" fo:min-width="27.2cm"/>
    </style:style>
    <style:style style:name="gr2" style:family="graphic" style:parent-style-name="standard">
      <style:graphic-properties draw:stroke="none" svg:stroke-color="#000000" draw:fill="none" draw:fill-color="#ffffff" draw:opacity="50%" fo:min-height="4.099cm"/>
    </style:style>
    <style:style style:name="gr3" style:family="graphic" style:parent-style-name="standard">
      <style:graphic-properties draw:stroke="none" svg:stroke-color="#000000" draw:fill="none" draw:fill-color="#ffffff" fo:min-height="4.25cm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1.55cm" fo:min-width="27.2cm"/>
    </style:style>
    <style:style style:name="gr5" style:family="graphic" style:parent-style-name="standard">
      <style:graphic-properties draw:stroke="none" svg:stroke-color="#000000" draw:fill="none" draw:fill-color="#ffffff" fo:min-height="0.9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Objekti_20_ilman_20_täyttöä_20_ja_20_viiva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kti_20_ilman_20_täyttöä_20_ja_20_viiva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kti_20_ilman_20_täyttöä_20_ja_20_viivaa">
      <style:graphic-properties draw:textarea-vertical-align="middle" draw:color-mode="standard" draw:luminance="0%" draw:contrast="0%" draw:gamma="100%" draw:red="0%" draw:green="0%" draw:blue="0%" fo:clip="rect(3.389cm, 0.166cm, 30.534cm, 12.813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579835"/>
      <style:paragraph-properties fo:text-align="center"/>
      <style:text-properties style:font-name="MV Boli" fo:font-size="40pt" style:font-size-asian="18pt" style:font-size-complex="18pt"/>
    </style:style>
    <style:style style:name="P3" style:family="paragraph">
      <loext:graphic-properties draw:fill="none" draw:fill-color="#ffffff" draw:opacity="50%"/>
      <style:text-properties style:font-name="MV Boli" fo:font-size="36pt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</style:style>
    <style:style style:name="P6" style:family="paragraph">
      <loext:graphic-properties draw:fill-color="#cccccc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MV Boli" fo:font-size="40pt" style:font-size-asian="18pt" style:font-size-complex="18pt"/>
    </style:style>
    <style:style style:name="T2" style:family="text">
      <style:text-properties style:font-name="MV Boli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custom-shape draw:style-name="gr1" draw:text-style-name="P2" draw:layer="layout" svg:width="27.7cm" svg:height="2.6cm" svg:x="1cm" svg:y="1cm">
          <text:p text:style-name="P1"><text:span text:style-name="T1">Paula Salonen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0.8cm" svg:height="4.349cm" svg:x="7.4cm" svg:y="4.2cm">
          <draw:text-box>
            <text:p><text:span text:style-name="T2">KÄSITYÖHARRASTUS</text:span></text:p>
          </draw:text-box>
        </draw:frame>
        <draw:frame draw:style-name="gr3" draw:text-style-name="P5" draw:layer="layout" svg:width="11.5cm" svg:height="4.5cm" svg:x="6.6cm" svg:y="14.3cm">
          <draw:text-box>
            <text:p text:style-name="P4">Tykkään suunnitella asioita alusta asti, tehdä itse ja nähdä käden jäljen. …</text:p>
            <text:p text:style-name="P4">juafsiuhjshksdhkjchkx&lt;jkjd</text:p>
          </draw:text-box>
        </draw:frame>
        <draw:custom-shape draw:style-name="gr4" draw:text-style-name="P6" draw:layer="layout" svg:width="27.7cm" svg:height="1.8cm" svg:x="1cm" svg:y="18.2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6.2cm" svg:height="1.2cm" svg:x="9.3cm" svg:y="18.5cm">
          <draw:text-box>
            <text:p>Yhteystiedot: puh <text:s/>mail <text:s text:c="2"/>LinkedIn <text:s text:c="6"/></text:p>
          </draw:text-box>
        </draw:frame>
        <draw:line draw:style-name="gr6" draw:text-style-name="P8" draw:layer="layout" svg:x1="26.4cm" svg:y1="1.9cm" svg:x2="27.9cm" svg:y2="1.9cm">
          <text:p/>
        </draw:line>
        <draw:line draw:style-name="gr7" draw:text-style-name="P8" draw:layer="layout" svg:x1="26.4cm" svg:y1="1.9cm" svg:x2="27.9cm" svg:y2="1.9cm">
          <text:p/>
        </draw:line>
        <draw:line draw:style-name="gr7" draw:text-style-name="P8" draw:layer="layout" svg:x1="26.4cm" svg:y1="2.1cm" svg:x2="27.9cm" svg:y2="2.1cm">
          <text:p/>
        </draw:line>
        <draw:line draw:style-name="gr7" draw:text-style-name="P8" draw:layer="layout" svg:x1="26.4cm" svg:y1="2.3cm" svg:x2="27.9cm" svg:y2="2.3cm">
          <text:p/>
        </draw:line>
        <draw:line draw:style-name="gr7" draw:text-style-name="P8" draw:layer="layout" svg:x1="26.4cm" svg:y1="2.5cm" svg:x2="27.9cm" svg:y2="2.5cm">
          <text:p/>
        </draw:line>
        <draw:line draw:style-name="gr7" draw:text-style-name="P8" draw:layer="layout" svg:x1="26.4cm" svg:y1="2.7cm" svg:x2="27.9cm" svg:y2="2.7cm">
          <text:p/>
        </draw:line>
        <draw:frame draw:style-name="gr8" draw:text-style-name="P1" draw:layer="layout" svg:width="2.899cm" svg:height="2.962cm" svg:x="18.801cm" svg:y="13.838cm">
          <draw:image xlink:href="Pictures/10000000000000890000008C0A9F6C1ABB39DE11.jpg" xlink:type="simple" xlink:show="embed" xlink:actuate="onLoad">
            <text:p/>
          </draw:image>
        </draw:frame>
        <draw:frame draw:style-name="gr9" draw:text-style-name="P9" draw:layer="layout" svg:width="1.536cm" svg:height="1.536cm" svg:x="1.264cm" svg:y="1.464cm">
          <draw:image xlink:href="Pictures/1000020100000200000002008FE7F525707492AE.png" xlink:type="simple" xlink:show="embed" xlink:actuate="onLoad">
            <text:p/>
          </draw:image>
        </draw:frame>
        <draw:frame draw:style-name="gr8" draw:text-style-name="P1" draw:layer="layout" svg:width="6.245cm" svg:height="4.772cm" svg:x="2.6cm" svg:y="7.8cm">
          <draw:image xlink:href="Pictures/100000000000115B00000D433A9F8CC6AF3EFD09.jpg" xlink:type="simple" xlink:show="embed" xlink:actuate="onLoad">
            <text:p/>
          </draw:image>
        </draw:frame>
        <draw:frame draw:style-name="gr8" draw:text-style-name="P1" draw:layer="layout" svg:width="6.545cm" svg:height="4.698cm" svg:x="9.555cm" svg:y="7.802cm">
          <draw:image xlink:href="Pictures/10000000000001F400000167559504087AB03721.jpg" xlink:type="simple" xlink:show="embed" xlink:actuate="onLoad">
            <text:p/>
          </draw:image>
        </draw:frame>
        <draw:frame draw:style-name="gr10" draw:text-style-name="P1" draw:layer="layout" svg:width="4.7cm" svg:height="4.608cm" svg:x="17.1cm" svg:y="7.792cm">
          <draw:image xlink:href="Pictures/100000000000097E00000D380225B1DE16921B34.jpg" xlink:type="simple" xlink:show="embed" xlink:actuate="onLoad">
            <text:p/>
          </draw:image>
        </draw:frame>
        <draw:frame draw:style-name="gr8" draw:text-style-name="P1" draw:layer="layout" svg:width="3.45cm" svg:height="4.6cm" svg:x="22.9cm" svg:y="7.8cm">
          <draw:image xlink:href="Pictures/10000000000002D0000003C093C4E3EC10F5E862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V Boli" svg:font-family="'MV Bol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1T20:55:36.362000000</meta:creation-date>
    <dc:date>2019-05-11T22:03:58.806000000</dc:date>
    <meta:editing-duration>PT35M41S</meta:editing-duration>
    <meta:editing-cycles>14</meta:editing-cycles>
    <meta:generator>LibreOffice/5.4.7.2$Windows_X86_64 LibreOffice_project/c838ef25c16710f8838b1faec480ebba495259d0</meta:generator>
    <meta:document-statistic meta:object-count="17"/>
  </office:meta>
</office:document-meta>
</file>